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CMU Sans Serif1" svg:font-family="'CMU Sans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2.248cm" fo:min-width="23.371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2.802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2.792cm"/>
    </style:style>
    <style:style style:name="P1" style:family="paragraph">
      <style:paragraph-properties fo:margin-top="0cm" fo:margin-bottom="0cm" style:line-height-at-least="0.473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MU Sans Serif" fo:font-size="32pt" style:font-size-asian="32pt" style:font-size-complex="3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CMU Bright"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style:line-height-at-least="0.299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MU Bright"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MU Bright" fo:font-size="24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style:line-height-at-least="0.299cm" fo:text-align="start" style:font-independent-line-spacing="true"/>
      <style:text-properties style:font-name="CMU Bright" fo:font-size="32pt" style:font-size-asian="32pt" style:font-size-complex="32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CMU Bright" fo:font-size="32pt" style:font-size-asian="32pt" style:font-size-complex="32pt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MU Sans Serif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CMU Br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801cm" svg:height="3.46cm" svg:x="1.499cm" svg:y="2.095cm">
          <text:p><text:span text:style-name="T1">Abusive behavior in social media</text:span></text:p>
          <text:p><text:span text:style-name="T2"/></text:p>
          <text:p><text:span text:style-name="T3">Albert-Ludwigs-Universität zu Freiburg</text:span></text:p>
          <text:p><text:span text:style-name="T4">SS 2017</text:span><text:span text:style-name="T3">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01cm" svg:height="4.196cm" svg:x="1.499cm" svg:y="10.605cm">
          <text:p text:style-name="P3"><text:span text:style-name="T6">Tarek Sa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0.422cm" svg:height="0.422cm" svg:x="0.001cm" svg:y="0cm">
          <draw:image xlink:href="">
            <text:p/>
          </draw:image>
        </draw:frame>
        <presentation:notes draw:style-name="dp2">
          <draw:custom-shape draw:name="TextShape 1" draw:style-name="gr3" draw:text-style-name="P6" draw:layer="layout" svg:width="8.548cm" svg:height="1.418cm" svg:x="11.174cm" svg:y="27.00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7" draw:layer="layout" svg:width="15.785cm" svg:height="12.791cm" svg:x="1.971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9" draw:layer="layout" svg:width="23.37cm" svg:height="2.247cm" svg:x="1.499cm" svg:y="0.719cm">
          <text:p text:style-name="P8"><text:span text:style-name="T1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22.801cm" svg:height="13.002cm" svg:x="1.499cm" svg:y="4.419cm">
          <text:p text:style-name="P3"><text:span text:style-name="T7">Introduction</text:span></text:p>
          <text:list text:style-name="L2">
            <text:list-item>
              <text:list>
                <text:list-item>
                  <text:p text:style-name="P10"><text:span text:style-name="T8">Abusive behavior</text:span></text:p>
                </text:list-item>
                <text:list-item>
                  <text:p text:style-name="P10"><text:span text:style-name="T8">Machine learning</text:span></text:p>
                </text:list-item>
                <text:list-item>
                  <text:p text:style-name="P10"><text:span text:style-name="T8">Natural language processing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Abusive Yahoo! comments</text:span></text:p>
          <text:list text:continue-numbering="true" text:style-name="L2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>Agressive Twitter accounts</text:span></text:p>
          <text:p text:style-name="P11"><text:span text:style-name="T7"/></text:p>
          <text:p text:style-name="P11"><text:span text:style-name="T7">Compari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5" draw:layer="layout" svg:width="22.801cm" svg:height="13.002cm" svg:x="1.499cm" svg:y="4.419cm">
          <text:p text:style-name="P3"><text:span text:style-name="T7">Offline</text:span></text:p>
          <text:list text:style-name="L2">
            <text:list-item>
              <text:list>
                <text:list-item>
                  <text:p text:style-name="P10"><text:span text:style-name="T8">1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nline</text:span></text:p>
          <text:list text:continue-numbering="true" text:style-name="L2">
            <text:list-item>
              <text:list>
                <text:list-item>
                  <text:p text:style-name="P11"><text:span text:style-name="T9">1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3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list text:style-name="L1">
            <text:list-header>
              <text:p text:style-name="P11"><text:span text:style-name="T7"/></text:p>
            </text:list-header>
          </text:list>
          <text:p text:style-name="P11"><text:span text:style-name="T7">4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5" draw:layer="layout" svg:width="22.801cm" svg:height="13.002cm" svg:x="1.499cm" svg:y="4.419cm">
          <text:p text:style-name="P3"><text:span text:style-name="T7">1</text:span></text:p>
          <text:list text:style-name="L2">
            <text:list-item>
              <text:list>
                <text:list-item>
                  <text:p text:style-name="P10"><text:span text:style-name="T8">1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2</text:span></text:p>
          <text:list text:continue-numbering="true" text:style-name="L2">
            <text:list-item>
              <text:list>
                <text:list-item>
                  <text:p text:style-name="P11"><text:span text:style-name="T9">1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3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list text:style-name="L1">
            <text:list-header>
              <text:p text:style-name="P11"><text:span text:style-name="T7"/></text:p>
            </text:list-header>
          </text:list>
          <text:p text:style-name="P11"><text:span text:style-name="T7">4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Natural language 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5" draw:layer="layout" svg:width="22.801cm" svg:height="13.002cm" svg:x="1.499cm" svg:y="4.419cm">
          <text:p text:style-name="P3"><text:span text:style-name="T7">1</text:span></text:p>
          <text:list text:style-name="L2">
            <text:list-item>
              <text:list>
                <text:list-item>
                  <text:p text:style-name="P10"><text:span text:style-name="T8">1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2</text:span></text:p>
          <text:list text:continue-numbering="true" text:style-name="L2">
            <text:list-item>
              <text:list>
                <text:list-item>
                  <text:p text:style-name="P11"><text:span text:style-name="T9">1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3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list text:style-name="L1">
            <text:list-header>
              <text:p text:style-name="P11"><text:span text:style-name="T7"/></text:p>
            </text:list-header>
          </text:list>
          <text:p text:style-name="P11"><text:span text:style-name="T7">4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5" draw:layer="layout" svg:width="22.801cm" svg:height="13.002cm" svg:x="1.499cm" svg:y="4.419cm">
          <text:p text:style-name="P3"><text:span text:style-name="T7">Targets</text:span></text:p>
          <text:list text:style-name="L2">
            <text:list-item>
              <text:list>
                <text:list-item>
                  <text:p text:style-name="P10"><text:span text:style-name="T8">Abusive Yahoo! comments</text:span></text:p>
                </text:list-item>
                <text:list-item>
                  <text:p text:style-name="P10"><text:span text:style-name="T8">Aggressive Twitter account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Discussion</text:span></text:p>
          <text:list text:continue-numbering="true" text:style-name="L2">
            <text:list-item>
              <text:list>
                <text:list-item>
                  <text:p text:style-name="P11"><text:span text:style-name="T9">Data</text:span></text:p>
                </text:list-item>
                <text:list-item>
                  <text:p text:style-name="P11"><text:span text:style-name="T8">Features</text:span></text:p>
                </text:list-item>
                <text:list-item>
                  <text:p text:style-name="P11"><text:span text:style-name="T8">Experiments</text:span></text:p>
                </text:list-item>
              </text:list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5" draw:layer="layout" svg:width="22.801cm" svg:height="13.002cm" svg:x="1.499cm" svg:y="4.419cm">
          <text:p text:style-name="P3"><text:span text:style-name="T7">1</text:span></text:p>
          <text:list text:style-name="L2">
            <text:list-item>
              <text:list>
                <text:list-item>
                  <text:p text:style-name="P10"><text:span text:style-name="T8">1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2</text:span></text:p>
          <text:list text:continue-numbering="true" text:style-name="L2">
            <text:list-item>
              <text:list>
                <text:list-item>
                  <text:p text:style-name="P11"><text:span text:style-name="T9">1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3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list text:style-name="L1">
            <text:list-header>
              <text:p text:style-name="P11"><text:span text:style-name="T7"/></text:p>
            </text:list-header>
          </text:list>
          <text:p text:style-name="P11"><text:span text:style-name="T7">4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5" draw:layer="layout" svg:width="22.801cm" svg:height="13.002cm" svg:x="1.499cm" svg:y="4.419cm">
          <text:p text:style-name="P3"><text:span text:style-name="T7">1</text:span></text:p>
          <text:list text:style-name="L2">
            <text:list-item>
              <text:list>
                <text:list-item>
                  <text:p text:style-name="P10"><text:span text:style-name="T8">1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2</text:span></text:p>
          <text:list text:continue-numbering="true" text:style-name="L2">
            <text:list-item>
              <text:list>
                <text:list-item>
                  <text:p text:style-name="P11"><text:span text:style-name="T9">1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3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list text:style-name="L1">
            <text:list-header>
              <text:p text:style-name="P11"><text:span text:style-name="T7"/></text:p>
            </text:list-header>
          </text:list>
          <text:p text:style-name="P11"><text:span text:style-name="T7">4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5" draw:layer="layout" svg:width="22.801cm" svg:height="13.002cm" svg:x="1.499cm" svg:y="4.419cm">
          <text:p text:style-name="P3"><text:span text:style-name="T7">1</text:span></text:p>
          <text:list text:style-name="L2">
            <text:list-item>
              <text:list>
                <text:list-item>
                  <text:p text:style-name="P10"><text:span text:style-name="T8">1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2</text:span></text:p>
          <text:list text:continue-numbering="true" text:style-name="L2">
            <text:list-item>
              <text:list>
                <text:list-item>
                  <text:p text:style-name="P11"><text:span text:style-name="T9">1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3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list text:style-name="L1">
            <text:list-header>
              <text:p text:style-name="P11"><text:span text:style-name="T7"/></text:p>
            </text:list-header>
          </text:list>
          <text:p text:style-name="P11"><text:span text:style-name="T7">4</text:span></text:p>
          <text:list text:style-name="L3">
            <text:list-item>
              <text:list>
                <text:list-item>
                  <text:p text:style-name="P11"><text:span text:style-name="T9">1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9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CMU Sans Serif1" svg:font-family="'CMU Sans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f497d" draw:stroke-linejoin="miter" draw:fill="solid" draw:fill-color="#fdfdf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21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dfdfd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drawooo:display="printer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drawooo:display="printer" svg:width="2.437cm" svg:height="0.761cm" svg:x="22.26cm" svg:y="17.754cm">
        <text:p text:style-name="MP7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drawooo:display="printer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5" draw:layer="backgroundobjects" svg:width="8.998cm" svg:height="2.247cm" svg:x="1.52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22.757cm" svg:height="0.77cm" svg:x="1.543cm" svg:y="17.423cm">
        <text:p text:style-name="MP7"><text:span text:style-name="MT4"/></text:p>
        <text:p text:style-name="MP7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name="PlaceHolder 1" presentation:style-name="Mpr1" draw:text-style-name="MP8" draw:layer="backgroundobjects" svg:width="23.37cm" svg:height="2.247cm" svg:x="1.499cm" svg:y="0.71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svg:width="2.437cm" svg:height="0.761cm" svg:x="22.26cm" svg:y="17.754cm">
        <text:p text:style-name="MP7"><text:span text:style-name="MT5">Slide </text:span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212cm" svg:height="10.659cm" svg:x="2.758cm" svg:y="2.16cm" presentation:class="page"/>
        <draw:frame presentation:style-name="Blank_20_Slide-notes" draw:layer="backgroundobjects" svg:width="15.782cm" svg:height="12.792cm" svg:x="1.972cm" svg:y="13.503cm" presentation:class="notes" presentation:placeholder="true">
          <draw:text-box/>
        </draw:frame>
        <draw:frame presentation:style-name="Mpr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30T12:23:03</meta:creation-date>
    <meta:initial-creator>Peter</meta:initial-creator>
    <dc:language>en-US</dc:language>
    <dc:creator>Tarek </dc:creator>
    <meta:print-date>2005-10-17T08:52:43</meta:print-date>
    <dc:date>2017-06-09T14:35:15.945741071</dc:date>
    <meta:editing-cycles>577</meta:editing-cycles>
    <dc:title>Titel in Arial Fett 40 Punkt</dc:title>
    <meta:editing-duration>PT33M</meta:editing-duration>
    <meta:generator>LibreOffice/5.1.6.2$Linux_X86_64 LibreOffice_project/10m0$Build-2</meta:generator>
    <meta:document-statistic meta:object-count="77"/>
    <meta:user-defined meta:name="AppVersion">14.0000</meta:user-defined>
    <meta:user-defined meta:name="Company">Siemens 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ie_ppt_basic_gray_DE" xlink:href=""/>
  </office:meta>
</office:document-meta>
</file>